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Реализовать шардирование в одном из сервисов</text:p>
      <text:p text:style-name="P1">В сервисе "продукты" реализовать шардинг продуктов одним из алгоритмов шардирования. <text:line-break/><text:line-break/>На выходе <text:line-break/>0) описание архитектурного решения. Какие использовались паттерны и инструменты. Как решали проблемы с неравномерным распределением и т.д.<text:line-break/>1) команда установки приложения (из helm-а или из манифестов). Обязательно указать в каком namespace нужно устанавливать и команду создания namespace, если это важно для сервиса.<text:line-break/>2) тесты в postman<text:line-break/><text:line-break/>В тестах обязательно<text:line-break/>- использование домена arch.homework в качестве initial значения {{baseUrl}} </text:p>
      <text:p text:style-name="P1">Рекомендуем сдать до: 09.07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0:13:10.044815216</meta:creation-date>
    <dc:date>2020-07-17T00:17:11.668174537</dc:date>
    <meta:editing-duration>PT4M4S</meta:editing-duration>
    <meta:editing-cycles>1</meta:editing-cycles>
    <meta:document-statistic meta:table-count="0" meta:image-count="0" meta:object-count="0" meta:page-count="1" meta:paragraph-count="4" meta:word-count="82" meta:character-count="627" meta:non-whitespace-character-count="543"/>
    <meta:generator>LibreOffice/6.0.7.3$Linux_X86_64 LibreOffice_project/00m0$Build-3</meta:generator>
  </office:meta>
</office:document-meta>
</file>